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ff77" officeooo:paragraph-rsid="001eff77"/>
    </style:style>
    <style:style style:name="T1" style:family="text">
      <style:text-properties officeooo:rsid="0020ea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8408854" text:style-name="L1">
        <text:list-item>
          <text:p text:style-name="P1">WAP to remove the text in the given line numbers and display the resultant file as output</text:p>
        </text:list-item>
        <text:list-item>
          <text:p text:style-name="P1">WAP to remove the pre-processor directives present in the C program and display the modified program as output.</text:p>
        </text:list-item>
        <text:list-item>
          <text:p text:style-name="P1">WAP to display a C Program without single line comments.</text:p>
        </text:list-item>
        <text:list-item>
          <text:p text:style-name="P1">WAP to remove whitespace characters in a C program and display modified program as output.</text:p>
        </text:list-item>
        <text:list-item>
          <text:p text:style-name="P1">WAP to tokenize a string. Using the logic, identify keywords in a C file and display it as output.</text:p>
        </text:list-item>
        <text:list-item>
          <text:p text:style-name="P1">WAP to take a context free grammar as input and display the following things as output-I) <text:span text:style-name="T1">P</text:span>roductions II) No of non terminals III)No of teminals</text:p>
        </text:list-item>
        <text:list-item>
          <text:p text:style-name="P1">WAP to identify keywords and identifiers in a C file. Install these findings in a symbol table. Display the symbol table as output. Symbol table must have entry for lexeme and corresponding token.</text:p>
        </text:list-item>
        <text:list-item>
          <text:p text:style-name="P1">WAP to identify operators and unsigned numbers in a C file. Install these findings in a symbol table and display the symbol table as output. Symbol table must have entry for lexeme and corresponding tok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8:31:01.794173208</meta:creation-date>
    <dc:date>2019-02-01T10:34:33.905172197</dc:date>
    <meta:editing-duration>PT2H3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80" meta:character-count="1005" meta:non-whitespace-character-count="841"/>
  </office:meta>
</office:document-meta>
</file>